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3.41pt"/>
    </style:style>
    <style:style style:name="co3" style:family="table-column">
      <style:table-column-properties fo:break-before="auto" style:column-width="135.04pt"/>
    </style:style>
    <style:style style:name="co4" style:family="table-column">
      <style:table-column-properties fo:break-before="auto" style:column-width="189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51.23pt" svg:height="356.12pt" svg:x="541.53pt" svg:y="219.12pt">
            <draw:object draw:notify-on-update-of-ranges="Sheet1.B11:Sheet1.B14 Sheet1.D11:Sheet1.D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26pt" svg:x="35.83pt" svg:y="216.09pt">
            <draw:object draw:notify-on-update-of-ranges="Sheet1.D2:Sheet1.D5 Sheet1.B11:Sheet1.B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Wall Time</text:p>
          </table:table-cell>
          <table:table-cell office:value-type="string" calcext:value-type="string">
            <text:p>Termination Condition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delta/Documents/Projects/CoordinatingShiftableDevices/Data/CP_Results/CP_Sol_Ns_5.csv</text:p>
          </table:table-cell>
          <table:table-cell office:value-type="float" office:value="0" calcext:value-type="float">
            <text:p>0</text:p>
          </table:table-cell>
          <table:table-cell office:value-type="float" office:value="0.139681100845337" calcext:value-type="float">
            <text:p>0.139681100845337</text:p>
          </table:table-cell>
          <table:table-cell office:value-type="string" calcext:value-type="string">
            <text:p>infeasible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delta/Documents/Projects/CoordinatingShiftableDevices/Data/CP_Results/CP_Sol_Ns_10.csv</text:p>
          </table:table-cell>
          <table:table-cell office:value-type="float" office:value="0" calcext:value-type="float">
            <text:p>0</text:p>
          </table:table-cell>
          <table:table-cell office:value-type="float" office:value="0.298091888427734" calcext:value-type="float">
            <text:p>0.298091888427734</text:p>
          </table:table-cell>
          <table:table-cell office:value-type="string" calcext:value-type="string">
            <text:p>infeasible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delta/Documents/Projects/CoordinatingShiftableDevices/Data/CP_Results/CP_Sol_Ns_15.csv</text:p>
          </table:table-cell>
          <table:table-cell office:value-type="float" office:value="1.17248598063004" calcext:value-type="float">
            <text:p>1.17248598063004</text:p>
          </table:table-cell>
          <table:table-cell office:value-type="float" office:value="156.544435977936" calcext:value-type="float">
            <text:p>156.544435977936</text:p>
          </table:table-cell>
          <table:table-cell office:value-type="string" calcext:value-type="string">
            <text:p>optimal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home/delta/Documents/Projects/CoordinatingShiftableDevices/Data/CP_Results/CP_Sol_Ns_20.csv</text:p>
          </table:table-cell>
          <table:table-cell office:value-type="float" office:value="1.58017365269692" calcext:value-type="float">
            <text:p>1.58017365269692</text:p>
          </table:table-cell>
          <table:table-cell office:value-type="float" office:value="2816.40716409683" calcext:value-type="float">
            <text:p>2816.40716409683</text:p>
          </table:table-cell>
          <table:table-cell office:value-type="string" calcext:value-type="string">
            <text:p>optimal</text:p>
          </table:table-cell>
          <table:table-cell table:number-columns-repeated="7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Wall Time</text:p>
          </table:table-cell>
          <table:table-cell office:value-type="string" calcext:value-type="string">
            <text:p>Termination Condition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590913360310748" calcext:value-type="float">
            <text:p>0.590913360310748</text:p>
          </table:table-cell>
          <table:table-cell office:value-type="float" office:value="0.160578966140747" calcext:value-type="float">
            <text:p>0.160578966140747</text:p>
          </table:table-cell>
          <table:table-cell office:value-type="string" calcext:value-type="string">
            <text:p>optimal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761027503778566" calcext:value-type="float">
            <text:p>0.761027503778566</text:p>
          </table:table-cell>
          <table:table-cell office:value-type="float" office:value="0.275900363922119" calcext:value-type="float">
            <text:p>0.275900363922119</text:p>
          </table:table-cell>
          <table:table-cell office:value-type="string" calcext:value-type="string">
            <text:p>optimal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.43180291898716" calcext:value-type="float">
            <text:p>1.43180291898716</text:p>
          </table:table-cell>
          <table:table-cell office:value-type="float" office:value="0.403199911117554" calcext:value-type="float">
            <text:p>0.403199911117554</text:p>
          </table:table-cell>
          <table:table-cell office:value-type="string" calcext:value-type="string">
            <text:p>optimal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.17907969646711" calcext:value-type="float">
            <text:p>2.17907969646711</text:p>
          </table:table-cell>
          <table:table-cell office:value-type="float" office:value="0.57460618019104" calcext:value-type="float">
            <text:p>0.57460618019104</text:p>
          </table:table-cell>
          <table:table-cell office:value-type="string" calcext:value-type="string">
            <text:p>optimal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8T13:16:01.627607543</meta:creation-date>
    <dc:date>2020-07-28T13:39:33.678770078</dc:date>
    <meta:editing-duration>PT10M58S</meta:editing-duration>
    <meta:editing-cycles>2</meta:editing-cycles>
    <meta:generator>LibreOffice/6.0.7.3$Linux_X86_64 LibreOffice_project/00m0$Build-3</meta:generator>
    <meta:document-statistic meta:table-count="1" meta:cell-count="4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975cm" svg:height="12.564cm" xlink:href=".." xlink:type="simple" chart:class="chart:scatter" chart:style-name="ch1">
        <chart:title svg:x="10.332cm" svg:y="0.387cm" chart:style-name="ch2">
          <text:p>Distributed</text:p>
        </chart:title>
        <chart:legend chart:legend-position="end" svg:x="20.043cm" svg:y="5.983cm" style:legend-expansion="high" chart:style-name="ch3"/>
        <chart:plot-area chart:style-name="ch4" table:cell-range-address="Sheet1.B11:Sheet1.B14 Sheet1.D11:Sheet1.D14" chart:data-source-has-labels="row" svg:x="1.47cm" svg:y="1.417cm" svg:width="18.114cm" svg:height="9.915cm">
          <chartooo:coordinate-region svg:x="2.197cm" svg:y="1.617cm" svg:width="17.201cm" svg:height="9.068cm"/>
          <chart:axis chart:dimension="x" chart:name="primary-x" chart:style-name="ch5">
            <chart:title svg:x="8.591cm" svg:y="11.583cm" chart:style-name="ch6">
              <text:p>Number of agents/devices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7.013cm" chart:style-name="ch10">
              <text:p>Time (s)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Sheet1.D11:Sheet1.D14" loext:label-string="distributed" chart:class="chart:scatter">
            <chart:domain table:cell-range-address="Sheet1.B11:Sheet1.B14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istribu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B11:Sheet1.B14</svg:desc>
                </draw:g>
              </table:table-cell>
              <table:table-cell office:value-type="float" office:value="0.160578966140747">
                <text:p>0.160578966140747</text:p>
                <draw:g>
                  <svg:desc>Sheet1.D11:Sheet1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275900363922119">
                <text:p>0.2759003639221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403199911117554">
                <text:p>0.4031999111175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57460618019104">
                <text:p>0.574606180191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title svg:x="6.792cm" svg:y="0.316cm" chart:style-name="ch2">
          <text:p>Centralized</text:p>
        </chart:title>
        <chart:legend chart:legend-position="end" svg:x="12.989cm" svg:y="4.204cm" style:legend-expansion="high" chart:style-name="ch3"/>
        <chart:plot-area chart:style-name="ch4" table:cell-range-address="Sheet1.B11:Sheet1.B14 Sheet1.D2:Sheet1.D5" chart:data-source-has-labels="both" svg:x="1.331cm" svg:y="1.275cm" svg:width="11.338cm" svg:height="6.57cm">
          <chartooo:coordinate-region svg:x="2.323cm" svg:y="1.474cm" svg:width="10.16cm" svg:height="5.724cm"/>
          <chart:axis chart:dimension="x" chart:name="primary-x" chart:style-name="ch5">
            <chart:title svg:x="5.13cm" svg:y="8.025cm" chart:style-name="ch6">
              <text:p>Numbr of agents/Devices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5">
            <chart:title svg:x="0.451cm" svg:y="5.16cm" chart:style-name="ch9">
              <text:p>Time(s)</text:p>
            </chart:title>
            <chart:grid chart:style-name="ch7" chart:class="major"/>
            <chart:grid chart:style-name="ch8" chart:class="minor"/>
          </chart:axis>
          <chart:series chart:style-name="ch10" chart:values-cell-range-address="Sheet1.D2:Sheet1.D5" loext:label-string="centralized" chart:class="chart:scatter">
            <chart:domain table:cell-range-address="Sheet1.B11:Sheet1.B14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entralized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5">
                <text:p>5</text:p>
                <draw:g>
                  <svg:desc>Sheet1.B11:Sheet1.B14</svg:desc>
                </draw:g>
              </table:table-cell>
              <table:table-cell office:value-type="float" office:value="0.139681100845337">
                <text:p>0.139681100845337</text:p>
                <draw:g>
                  <svg:desc>Sheet1.D2:Sheet1.D5</svg:desc>
                </draw:g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298091888427734">
                <text:p>0.298091888427734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156.544435977936">
                <text:p>156.544435977936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2816.40716409683">
                <text:p>2816.407164096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